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pitch="variable"/>
    <style:font-face style:name="Arial Black2" svg:font-family="'Arial Black'" style:font-adornments="Regular" style:font-pitch="variable"/>
    <style:font-face style:name="Liberation Sans1" svg:font-family="'Liberation Sans'" style:font-pitch="variable"/>
    <style:font-face style:name="MathJax_AMS" svg:font-family="MathJax_AMS" style:font-pitch="variable"/>
    <style:font-face style:name="MathJax_AMS1" svg:font-family="MathJax_AMS" style:font-adornments="Itáli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19.4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18.963cm"/>
    </style:style>
    <style:style style:name="pr4" style:family="presentation" style:parent-style-name="Padrão-title">
      <style:graphic-properties fo:min-height="19.163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title">
      <style:graphic-properties fo:min-height="19.963cm"/>
    </style:style>
    <style:style style:name="pr7" style:family="presentation" style:parent-style-name="Padrão-title">
      <style:graphic-properties fo:min-height="20.163cm"/>
    </style:style>
    <style:style style:name="pr8" style:family="presentation" style:parent-style-name="Padrão-title">
      <style:graphic-properties fo:min-height="19.763cm"/>
    </style:style>
    <style:style style:name="P1" style:family="paragraph">
      <style:text-properties fo:color="#ffffff" style:font-name="MathJax_AMS1" fo:font-size="96pt" fo:font-style="italic" fo:background-color="transparent"/>
    </style:style>
    <style:style style:name="P2" style:family="paragraph">
      <loext:graphic-properties draw:fill-color="#ffffff"/>
    </style:style>
    <style:style style:name="P3" style:family="paragraph">
      <style:text-properties style:font-name="Arial Black" fo:font-size="36pt" style:font-size-asian="36pt" style:font-size-complex="36pt"/>
    </style:style>
    <style:style style:name="P4" style:family="paragraph">
      <style:text-properties fo:font-weight="normal" style:font-weight-asian="bold" style:font-weight-complex="bold"/>
    </style:style>
    <style:style style:name="P5" style:family="paragraph">
      <style:text-properties style:font-name="Arial Black2"/>
    </style:style>
    <style:style style:name="T1" style:family="text">
      <style:text-properties fo:color="#ffffff" style:font-name="MathJax_AMS1" fo:font-size="96pt" fo:font-style="italic" fo:background-color="transparent"/>
    </style:style>
    <style:style style:name="T2" style:family="text">
      <style:text-properties style:font-name="Arial Black"/>
    </style:style>
    <style:style style:name="T3" style:family="text">
      <style:text-properties style:font-name="Arial Black" fo:font-weight="normal" style:font-weight-asian="bold" style:font-weight-complex="bold"/>
    </style:style>
    <style:style style:name="T4" style:family="text">
      <style:text-properties style:font-name="Arial Black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 xml:id="id1" draw:id="id1">
        <office:forms form:automatic-focus="false" form:apply-design-mode="false"/>
        <draw:frame presentation:style-name="pr1" draw:text-style-name="P1" draw:layer="layout" svg:width="25.199cm" svg:height="19.4cm" svg:x="1.6cm" svg:y="0.8cm" presentation:class="title" presentation:user-transformed="true">
          <draw:text-box>
            <text:p><text:span text:style-name="T1">ABIGAIL</text:span></text:p>
          </draw:text-box>
        </draw:frame>
        <anim:par presentation:node-type="timing-root">
          <anim:par smil:begin="id1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9" xml:id="id2" draw:id="id2">
        <office:forms form:automatic-focus="false" form:apply-design-mode="false"/>
        <draw:frame presentation:style-name="pr3" draw:text-style-name="P3" draw:layer="layout" svg:width="25.199cm" svg:height="18.963cm" svg:x="1.4cm" svg:y="0.837cm" presentation:class="title" presentation:user-transformed="true">
          <draw:text-box>
            <text:p><text:span text:style-name="T2">Como Abigail, me coloco ao teu dispor meu Senhor</text:span><text:span text:style-name="T2"><text:line-break/></text:span><text:span text:style-name="T2">Pronto para ter atitude</text:span><text:span text:style-name="T2"><text:line-break/></text:span><text:span text:style-name="T2">e ti obedecer</text:span></text:p>
          </draw:text-box>
        </draw:frame>
        <anim:par presentation:node-type="timing-root">
          <anim:par smil:begin="id2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9" xml:id="id3" draw:id="id3">
        <office:forms form:automatic-focus="false" form:apply-design-mode="false"/>
        <draw:frame presentation:style-name="pr4" draw:layer="layout" svg:width="25.199cm" svg:height="19.163cm" svg:x="1.4cm" svg:y="0.837cm" presentation:class="title" presentation:user-transformed="true">
          <draw:text-box>
            <text:p><text:span text:style-name="T2">Me humilhar</text:span><text:span text:style-name="T2"><text:line-break/></text:span><text:span text:style-name="T2">E sem reservas</text:span><text:span text:style-name="T2"><text:line-break/></text:span><text:span text:style-name="T2">Me entregar</text:span><text:span text:style-name="T2"><text:line-break/></text:span><text:span text:style-name="T2">Ser obediente</text:span><text:span text:style-name="T2"><text:line-break/></text:span><text:span text:style-name="T2">Ter fé até o fim</text:span></text:p>
          </draw:text-box>
        </draw:frame>
        <anim:par presentation:node-type="timing-root">
          <anim:par smil:begin="id3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9" xml:id="id4" draw:id="id4">
        <office:forms form:automatic-focus="false" form:apply-design-mode="false"/>
        <draw:frame presentation:style-name="pr6" draw:layer="layout" svg:width="25.199cm" svg:height="19.963cm" svg:x="1.6cm" svg:y="0.6cm" presentation:class="title" presentation:user-transformed="true">
          <draw:text-box>
            <text:p><text:span text:style-name="T2">Como Abigail, me coloco ao teu dispor meu Senhor</text:span><text:span text:style-name="T2"><text:line-break/></text:span><text:span text:style-name="T2">Pronto para ter atitude</text:span><text:span text:style-name="T2"><text:line-break/></text:span><text:span text:style-name="T2">e ti obedecer</text:span></text:p>
          </draw:text-box>
        </draw:frame>
        <anim:par presentation:node-type="timing-root">
          <anim:par smil:begin="id4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9" xml:id="id5" draw:id="id5">
        <office:forms form:automatic-focus="false" form:apply-design-mode="false"/>
        <draw:frame presentation:style-name="pr3" draw:text-style-name="P4" draw:layer="layout" svg:width="25.199cm" svg:height="18.963cm" svg:x="1.4cm" svg:y="0.837cm" presentation:class="title" presentation:user-transformed="true">
          <draw:text-box>
            <text:p><text:span text:style-name="T3">Me humilhar</text:span><text:span text:style-name="T3"><text:line-break/></text:span><text:span text:style-name="T3">E sem reservas</text:span><text:span text:style-name="T3"><text:line-break/></text:span><text:span text:style-name="T3">Me entregar</text:span><text:span text:style-name="T3"><text:line-break/></text:span><text:span text:style-name="T3">Ser obediente</text:span><text:span text:style-name="T3"><text:line-break/></text:span><text:span text:style-name="T3">Ter fé até o fim</text:span></text:p>
          </draw:text-box>
        </draw:frame>
        <anim:par presentation:node-type="timing-root">
          <anim:par smil:begin="id5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9" xml:id="id6" draw:id="id6">
        <office:forms form:automatic-focus="false" form:apply-design-mode="false"/>
        <draw:frame presentation:style-name="pr6" draw:text-style-name="P5" draw:layer="layout" svg:width="25.199cm" svg:height="19.963cm" svg:x="1.4cm" svg:y="0.837cm" presentation:class="title" presentation:user-transformed="true">
          <draw:text-box>
            <text:p><text:span text:style-name="T4">E a recompensa</text:span><text:span text:style-name="T4"><text:line-break/></text:span><text:span text:style-name="T4">Eu terei de tuas mãos</text:span><text:span text:style-name="T4"><text:line-break/></text:span><text:span text:style-name="T4">Vale a pena Senhor</text:span><text:span text:style-name="T4"><text:line-break/></text:span><text:span text:style-name="T4">Vale a pena!</text:span></text:p>
          </draw:text-box>
        </draw:frame>
        <anim:par presentation:node-type="timing-root">
          <anim:par smil:begin="id6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9" xml:id="id7" draw:id="id7">
        <office:forms form:automatic-focus="false" form:apply-design-mode="false"/>
        <draw:frame presentation:style-name="pr6" draw:text-style-name="P5" draw:layer="layout" svg:width="25.199cm" svg:height="19.963cm" svg:x="1.4cm" svg:y="0.837cm" presentation:class="title" presentation:user-transformed="true">
          <draw:text-box>
            <text:p><text:span text:style-name="T4">Vale a pena te obedecer</text:span><text:span text:style-name="T4"><text:line-break/></text:span><text:span text:style-name="T4">Vale a pena ser fiel</text:span><text:span text:style-name="T4"><text:line-break/></text:span><text:span text:style-name="T4">Vale a pena negar</text:span><text:span text:style-name="T4"><text:line-break/></text:span><text:span text:style-name="T4">o que eu quero</text:span></text:p>
          </draw:text-box>
        </draw:frame>
        <anim:par presentation:node-type="timing-root">
          <anim:par smil:begin="id7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9" xml:id="id8" draw:id="id8">
        <office:forms form:automatic-focus="false" form:apply-design-mode="false"/>
        <draw:frame presentation:style-name="pr4" draw:layer="layout" svg:width="25.199cm" svg:height="19.163cm" svg:x="1.4cm" svg:y="0.837cm" presentation:class="title" presentation:user-transformed="true">
          <draw:text-box>
            <text:p><text:span text:style-name="T4">Vale a pena honrar</text:span><text:span text:style-name="T4"><text:line-break/></text:span><text:span text:style-name="T4">ao meu Deus</text:span><text:span text:style-name="T4"><text:line-break/></text:span><text:span text:style-name="T4">Sendo expressão de amor</text:span><text:span text:style-name="T4"><text:line-break/></text:span><text:span text:style-name="T4">Vale a pena</text:span><text:span text:style-name="T4"><text:line-break/></text:span><text:span text:style-name="T4">Pois receberei o teu favor</text:span></text:p>
          </draw:text-box>
        </draw:frame>
        <anim:par presentation:node-type="timing-root">
          <anim:par smil:begin="id8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9" xml:id="id9" draw:id="id9">
        <office:forms form:automatic-focus="false" form:apply-design-mode="false"/>
        <draw:frame presentation:style-name="pr7" draw:layer="layout" svg:width="25.199cm" svg:height="20.163cm" svg:x="1.4cm" svg:y="0.837cm" presentation:class="title" presentation:user-transformed="true">
          <draw:text-box>
            <text:p><text:span text:style-name="T3">Me humilhar</text:span><text:span text:style-name="T3"><text:line-break/></text:span><text:span text:style-name="T3">E sem reservas</text:span><text:span text:style-name="T3"><text:line-break/></text:span><text:span text:style-name="T3">Me entregar</text:span><text:span text:style-name="T3"><text:line-break/></text:span><text:span text:style-name="T3">Ser obediente</text:span><text:span text:style-name="T3"><text:line-break/></text:span><text:span text:style-name="T3">Ter fé até o fim</text:span></text:p>
          </draw:text-box>
        </draw:frame>
        <anim:par presentation:node-type="timing-root">
          <anim:par smil:begin="id9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9" xml:id="id10" draw:id="id10">
        <office:forms form:automatic-focus="false" form:apply-design-mode="false"/>
        <draw:frame presentation:style-name="pr8" draw:layer="layout" svg:width="25.199cm" svg:height="19.763cm" svg:x="1.4cm" svg:y="0.837cm" presentation:class="title" presentation:user-transformed="true">
          <draw:text-box>
            <text:p><text:span text:style-name="T4">E a recompensa</text:span><text:span text:style-name="T4"><text:line-break/></text:span><text:span text:style-name="T4">Eu terei de tuas mãos</text:span><text:span text:style-name="T4"><text:line-break/></text:span><text:span text:style-name="T4">Vale a pena Senhor</text:span><text:span text:style-name="T4"><text:line-break/></text:span><text:span text:style-name="T4">Vale a pena!</text:span></text:p>
          </draw:text-box>
        </draw:frame>
        <anim:par presentation:node-type="timing-root">
          <anim:par smil:begin="id10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9" xml:id="id11" draw:id="id11">
        <office:forms form:automatic-focus="false" form:apply-design-mode="false"/>
        <draw:frame presentation:style-name="pr6" draw:layer="layout" svg:width="25.199cm" svg:height="19.963cm" svg:x="1.4cm" svg:y="0.837cm" presentation:class="title" presentation:user-transformed="true">
          <draw:text-box>
            <text:p><text:span text:style-name="T4">Vale a pena te obedecer</text:span><text:span text:style-name="T4"><text:line-break/></text:span><text:span text:style-name="T4">Vale a pena ser fiel</text:span><text:span text:style-name="T4"><text:line-break/></text:span><text:span text:style-name="T4">Vale a pena negar</text:span><text:span text:style-name="T4"><text:line-break/></text:span><text:span text:style-name="T4">o que eu quero</text:span></text:p>
          </draw:text-box>
        </draw:frame>
        <anim:par presentation:node-type="timing-root">
          <anim:par smil:begin="id11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9" xml:id="id12" draw:id="id12">
        <office:forms form:automatic-focus="false" form:apply-design-mode="false"/>
        <draw:frame presentation:style-name="pr4" draw:layer="layout" svg:width="25.199cm" svg:height="19.163cm" svg:x="1.4cm" svg:y="0.837cm" presentation:class="title" presentation:user-transformed="true">
          <draw:text-box>
            <text:p><text:span text:style-name="T4">Vale a pena honrar</text:span><text:span text:style-name="T4"><text:line-break/></text:span><text:span text:style-name="T4">ao meu Deus</text:span><text:span text:style-name="T4"><text:line-break/></text:span><text:span text:style-name="T4">Sendo expressão de amor</text:span><text:span text:style-name="T4"><text:line-break/></text:span><text:span text:style-name="T4">Vale a pena</text:span><text:span text:style-name="T4"><text:line-break/></text:span><text:span text:style-name="T4">Pois receberei o teu favor</text:span></text:p>
          </draw:text-box>
        </draw:frame>
        <anim:par presentation:node-type="timing-root">
          <anim:par smil:begin="id12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9" xml:id="id13" draw:id="id13">
        <office:forms form:automatic-focus="false" form:apply-design-mode="false"/>
        <draw:frame presentation:style-name="pr6" draw:text-style-name="P5" draw:layer="layout" svg:width="25.199cm" svg:height="19.963cm" svg:x="1.4cm" svg:y="0.837cm" presentation:class="title" presentation:user-transformed="true">
          <draw:text-box>
            <text:p><text:span text:style-name="T4">Se obedecer como Abigail</text:span><text:span text:style-name="T4"><text:line-break/></text:span><text:span text:style-name="T4">Eu quero ter</text:span><text:span text:style-name="T4"><text:line-break/></text:span><text:span text:style-name="T4">coração de honra</text:span><text:span text:style-name="T4"><text:line-break/></text:span><text:span text:style-name="T4">E receberei a</text:span><text:span text:style-name="T4"><text:line-break/></text:span><text:span text:style-name="T4">sabedoria do Senhor</text:span></text:p>
          </draw:text-box>
        </draw:frame>
        <anim:par presentation:node-type="timing-root">
          <anim:par smil:begin="id13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9" xml:id="id14" draw:id="id14">
        <office:forms form:automatic-focus="false" form:apply-design-mode="false"/>
        <draw:frame presentation:style-name="pr6" draw:layer="layout" svg:width="25.199cm" svg:height="19.963cm" svg:x="1.4cm" svg:y="0.837cm" presentation:class="title" presentation:user-transformed="true">
          <draw:text-box>
            <text:p><text:span text:style-name="T4">Se obedecer como Abigail</text:span><text:span text:style-name="T4"><text:line-break/></text:span><text:span text:style-name="T4">Eu quero ter</text:span><text:span text:style-name="T4"><text:line-break/></text:span><text:span text:style-name="T4">coração de honra</text:span><text:span text:style-name="T4"><text:line-break/></text:span><text:span text:style-name="T4">E receberei a</text:span><text:span text:style-name="T4"><text:line-break/></text:span><text:span text:style-name="T4">sabedoria do Senhor</text:span></text:p>
          </draw:text-box>
        </draw:frame>
        <anim:par presentation:node-type="timing-root">
          <anim:par smil:begin="id14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9" xml:id="id15" draw:id="id15">
        <office:forms form:automatic-focus="false" form:apply-design-mode="false"/>
        <draw:frame presentation:style-name="pr6" draw:layer="layout" svg:width="25.199cm" svg:height="19.963cm" svg:x="1.4cm" svg:y="0.837cm" presentation:class="title" presentation:user-transformed="true">
          <draw:text-box>
            <text:p><text:span text:style-name="T4">Vale a pena te obedecer</text:span><text:span text:style-name="T4"><text:line-break/></text:span><text:span text:style-name="T4">Vale a pena ser fiel</text:span><text:span text:style-name="T4"><text:line-break/></text:span><text:span text:style-name="T4">Vale a pena negar</text:span><text:span text:style-name="T4"><text:line-break/></text:span><text:span text:style-name="T4">o que eu quero</text:span></text:p>
          </draw:text-box>
        </draw:frame>
        <anim:par presentation:node-type="timing-root">
          <anim:par smil:begin="id15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9" xml:id="id16" draw:id="id16">
        <office:forms form:automatic-focus="false" form:apply-design-mode="false"/>
        <draw:frame presentation:style-name="pr4" draw:layer="layout" svg:width="25.199cm" svg:height="19.163cm" svg:x="1.4cm" svg:y="0.837cm" presentation:class="title" presentation:user-transformed="true">
          <draw:text-box>
            <text:p><text:span text:style-name="T4">Vale a pena honrar</text:span><text:span text:style-name="T4"><text:line-break/></text:span><text:span text:style-name="T4">ao meu Deus</text:span><text:span text:style-name="T4"><text:line-break/></text:span><text:span text:style-name="T4">Sendo expressão de amor</text:span><text:span text:style-name="T4"><text:line-break/></text:span><text:span text:style-name="T4">Vale a pena</text:span><text:span text:style-name="T4"><text:line-break/></text:span><text:span text:style-name="T4">Pois receberei o teu favor</text:span></text:p>
          </draw:text-box>
        </draw:frame>
        <anim:par presentation:node-type="timing-root">
          <anim:par smil:begin="id16.begin">
            <anim:transitionFilter smil:dur="1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pitch="variable"/>
    <style:font-face style:name="Arial Black2" svg:font-family="'Arial Black'" style:font-adornments="Regular" style:font-pitch="variable"/>
    <style:font-face style:name="Liberation Sans1" svg:font-family="'Liberation Sans'" style:font-pitch="variable"/>
    <style:font-face style:name="MathJax_AMS" svg:font-family="MathJax_AMS" style:font-pitch="variable"/>
    <style:font-face style:name="MathJax_AMS1" svg:font-family="MathJax_AMS" style:font-adornments="Itálic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8T22:53:22.295000000</meta:creation-date>
    <dc:date>2016-09-24T12:19:57.431575431</dc:date>
    <meta:editing-duration>PT40M51S</meta:editing-duration>
    <meta:editing-cycles>23</meta:editing-cycles>
    <meta:generator>LibreOffice/5.1.4.2$Linux_X86_64 LibreOffice_project/10m0$Build-2</meta:generator>
    <meta:document-statistic meta:object-count="69"/>
  </office:meta>
</office:document-meta>
</file>